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 Medium" svg:font-family="'Manrope Medium'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, Ubuntu, 'Fira Sans', 'Droid Sans', 'Helvetica Neue', sans-serif"/>
  </office:font-face-decls>
  <office:automatic-styles>
    <style:style style:name="P1" style:family="paragraph" style:parent-style-name="Standard">
      <style:text-properties officeooo:rsid="000e8a1a" officeooo:paragraph-rsid="000e8a1a"/>
    </style:style>
    <style:style style:name="P2" style:family="paragraph" style:parent-style-name="Standard">
      <style:text-properties officeooo:paragraph-rsid="000e8a1a"/>
    </style:style>
    <style:style style:name="T1" style:family="text">
      <style:text-properties officeooo:rsid="000e8a1a"/>
    </style:style>
    <style:style style:name="T2" style:family="text">
      <style:text-properties fo:font-variant="normal" fo:text-transform="none" fo:color="#172b4d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72b4d" loext:opacity="100%" style:font-name="apple-system" fo:font-size="12pt" fo:letter-spacing="normal" fo:font-style="normal" fo:font-weight="normal" officeooo:rsid="000e8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ueno pues como ya os ha mostrado mi compañera Sandra tras recorer este largo camino toco obtimizar todo lo que habiamos aprendido por lo que nos pusimos a trabajar con </text:span><text:span text:style-name="T2">Framework <text:s/></text:span><text:span text:style-name="T3">en nuestro caso concretemente SpringBoot </text:span><text:bookmark text:name="springboot-permite-hacer-webs-y-microservicios"/><text:span text:style-name="T3">ya que no permite desrollar Webs y Microservicios.</text:span></text:p>
      <text:p text:style-name="P2"><text:span text:style-name="T3"/></text:p>
      <text:p text:style-name="P1"><text:span text:style-name="T3">C</text:span><text:span text:style-name="T2">on la llegada de los <text:s/>Framework tambien dejamos a un lado la conexión con jdbc y las consultar por querys para comenzar a utilizar Hibernate.</text:span></text:p>
      <text:p text:style-name="P2"><text:span text:style-name="T3"/></text:p>
      <text:p text:style-name="P2"><text:span text:style-name="T3"/></text:p>
      <text:p text:style-name="P1"><text:span text:style-name="T2">Comenzamos a desarollar bens para personalizar mas nuestro poyecto, para el desarrollo nos vassmos en el modelo vista controlador, tambien llego a hora de utilizar thymelif y comenzamos a aprender un poco de java scrip.</text:span></text:p>
      <text:p text:style-name="P1"><text:span text:style-name="T2"/></text:p>
      <text:p text:style-name="P2"><text:span text:style-name="T3"><text:s/>Y por ultimo aprendimos e implementamos </text:span><text:span text:style-name="T2"><text:s/>CI-CD <text:s/></text:span><text:span text:style-name="T3">(desarrollo continua integracion continua) y como podiamos automatizar gracias</text:span><text:span text:style-name="T2"> GitLab. </text:span></text:p>
      <text:p text:style-name="P2"><text:span text:style-name="T2"/></text:p>
      <text:p text:style-name="P1"><text:span text:style-name="T2">Bueno como <text:s/>tanto mis compañero como yo os hemos dado un poco de contexto por lo que llego la hora de lo interesante vamos a desplegar y vemos un poco nuestro codig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 Medium" svg:font-family="'Manrope Medium'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Oxygen, Ubuntu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2T11:26:40.769000000</meta:creation-date>
    <dc:date>2023-06-22T12:14:56.007000000</dc:date>
    <meta:editing-duration>PT48M16S</meta:editing-duration>
    <meta:editing-cycles>1</meta:editing-cycles>
    <meta:document-statistic meta:table-count="0" meta:image-count="0" meta:object-count="0" meta:page-count="1" meta:paragraph-count="5" meta:word-count="153" meta:character-count="934" meta:non-whitespace-character-count="779"/>
    <meta:generator>LibreOffice/7.5.0.3$Windows_X86_64 LibreOffice_project/c21113d003cd3efa8c53188764377a8272d9d6de</meta:generator>
  </office:meta>
</office:document-meta>
</file>